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language="en" fo:country="US" style:font-size-asian="12pt" style:font-size-complex="12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3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ArialMT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12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4" style:family="text">
      <style:text-properties style:use-window-font-color="true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7" style:family="text">
      <style:text-properties fo:font-size="8pt" style:font-size-asian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37756256" text:id="ct3775625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37757072" text:id="ct3775707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37757440" text:id="ct3775744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37757712" text:id="ct3775771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37757904" text:id="ct37757904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36626256" text:id="ct3662625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37756256"/><text:change-start text:change-id="ct37757072"/>Adopt<text:change-end text:change-id="ct37757072"/>ed<text:change-start text:change-id="ct37757440"/> as a <text:change-end text:change-id="ct37757440"/>NMRA <text:change-start text:change-id="ct37757712"/>Standard<text:change-end text:change-id="ct37757712"/></text:h>
      </text:section>
      <text:p text:style-name="Standard">The OpenLCB Standard document appended to this cover sheet has been formally adopted as a NMRA Standard by the NMRA Board of Directors on the date shown in the <text:span text:style-name="T21">Adopted</text:span> column in the <text:span text:style-name="T20">Version History</text:span> table below.</text:p>
      <text:h text:style-name="Heading_20_1" text:outline-level="1"><text:change text:change-id="ct37757904"/><text:change-start text:change-id="ct36626256"/>Version History<text:change-end text:change-id="ct3662625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0:30:01.753537100" text:date-adjust="PT1440H00M00S">Apr 18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Unique Identifiers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0.3-TN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6</meta:editing-cycles>
    <meta:editing-duration>PT19H53M8S</meta:editing-duration>
    <meta:generator>LibreOffice/4.2.7.2$Linux_X86_64 LibreOffice_project/420m0$Build-2</meta:generator>
    <dc:date>2015-02-17T20:30:01.647625330</dc:date>
    <dc:creator>Balazs Racz</dc:creator>
    <meta:printed-by>Bob Jacobsen</meta:printed-by>
    <meta:print-date>2010-09-15T08:46:04</meta:print-date>
    <meta:document-statistic meta:table-count="2" meta:image-count="0" meta:object-count="0" meta:page-count="1" meta:paragraph-count="14" meta:word-count="76" meta:character-count="459" meta:non-whitespace-character-count="390"/>
  </office:meta>
</office:document-meta>
</file>